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8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4" style:family="table-cell" style:parent-style-name="Default">
      <style:text-properties style:text-outline="false" style:text-line-through-styl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nsolas" style:font-name-asian="Consolas" style:font-name-complex="Consolas" style:font-size-complex="5.69999980926514pt"/>
    </style:style>
    <style:style style:name="T2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5.69999980926514pt"/>
    </style:style>
    <style:style style:name="T3" style:family="text">
      <style:text-properties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D</text:p>
          </table:table-cell>
          <table:table-cell office:value-type="string">
            <text:p>Test Data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span text:style-name="T1">Top Deals, Living, Bedroom, Mattresses, Dining, Storage, Study, Kids Room, </text:span><text:span text:style-name="T2">Decor</text:span><text:span text:style-name="T3">, Collections</text:span>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The Company, More Information, Explore More, Address, Connect With Us, Download Ap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pular Furniture Categories, Shop Furniture By Room, Popular <text:span text:style-name="T2">Decor</text:span> Categories, Popular Mattress Categories, Popular <text:span text:style-name="T2">Tableware</text:span><text:span text:style-name="T3"> Categories, Delivering in, We Accept</text:span></text:p>
          </table:table-cell>
        </table:table-row>
        <table:table-row table:style-name="ro2">
          <table:table-cell table:style-name="ce1" office:value-type="string">
            <text:p>username</text:p>
          </table:table-cell>
          <table:table-cell office:value-type="string">
            <text:p><text:a xlink:href="mailto:sudheerbabuaccount@gmail.com">sudheerbabuaccount@gmail.com</text:a></text:p>
          </table:table-cell>
        </table:table-row>
        <table:table-row table:style-name="ro2">
          <table:table-cell table:style-name="ce1" office:value-type="string">
            <text:p>password</text:p>
          </table:table-cell>
          <table:table-cell office:value-type="string">
            <text:p><text:a xlink:href="mailto:Sudhir@5900">Sudhir@5900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17/05/2022</text:date>, <text:time>21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heer Muppana</meta:initial-creator>
    <meta:creation-date>2022-05-16T22:55:32.07</meta:creation-date>
    <dc:date>2022-05-17T21:23:29.23</dc:date>
    <dc:creator>Sudheer Muppana</dc:creator>
    <meta:editing-duration>PT7H29M38S</meta:editing-duration>
    <meta:editing-cycles>7</meta:editing-cycles>
    <meta:generator>OpenOffice/4.1.11$Win32 OpenOffice.org_project/4111m1$Build-9808</meta:generator>
    <meta:document-statistic meta:table-count="3" meta:cell-count="12" meta:object-count="0"/>
  </office:meta>
</office:document-meta>
</file>